
<file path=META-INF/manifest.xml><?xml version="1.0" encoding="utf-8"?>
<manifest:manifest xmlns:manifest="urn:oasis:names:tc:opendocument:xmlns:manifest:1.0">
  <manifest:file-entry manifest:full-path="/" manifest:media-type="application/vnd.oasis.opendocument.graphics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fo="urn:oasis:names:tc:opendocument:xmlns:xsl-fo-compatible:1.0" xmlns:draw="urn:oasis:names:tc:opendocument:xmlns:drawing:1.0" xmlns:svg="urn:oasis:names:tc:opendocument:xmlns:svg-compatible:1.0" xmlns:style="urn:oasis:names:tc:opendocument:xmlns:style:1.0" xmlns:office="urn:oasis:names:tc:opendocument:xmlns:office:1.0">
  <office:automatic-styles>
    <style:page-layout style:name="PM1">
      <style:page-layout-properties fo:margin-bottom="0cm" fo:margin-left="0cm" fo:margin-right="0cm" fo:margin-top="0cm" fo:page-height="13.3104mm" fo:page-width="13.332117mm" style:print-orientation="portrait"/>
    </style:page-layout>
    <style:style style:family="drawing-page" style:name="DP1">
      <style:drawing-page-properties draw:background-size="border" draw:fill="none"/>
    </style:style>
    <style:style style:family="paragraph" style:name="PG1">
      <style:paragraph-properties fo:text-align="center"/>
    </style:style>
    <style:style style:family="graphic" style:name="style-1">
      <style:graphic-properties draw:fill-color="#000000" draw:stroke="none" draw:unit="cm"/>
    </style:style>
    <style:style style:family="graphic" style:name="style-2">
      <style:graphic-properties draw:fill="gradient" draw:fill-gradient-name="gradient-2" draw:opacity="100.0%" draw:stroke-linejoin="round" svg:stroke-opacity="100.0%" svg:stroke-width="0.52871764mm"/>
    </style:style>
    <style:style style:family="graphic" style:name="style-3">
      <style:graphic-properties draw:fill="solid" draw:fill-color="#000000" draw:opacity="50.0%" draw:stroke="solid" svg:stroke-color="#000000" draw:stroke-linejoin="round" svg:stroke-opacity="100.0%" svg:stroke-width="0.55049413mm"/>
    </style:style>
    <style:style style:family="graphic" style:name="style-4">
      <style:graphic-properties draw:fill="solid" draw:fill-color="#d6ffdc" draw:opacity="100.0%" draw:stroke="solid" svg:stroke-color="#33543c" draw:stroke-linejoin="round" svg:stroke-opacity="100.0%" svg:stroke-width="0.5505284mm"/>
    </style:style>
    <style:style style:family="graphic" style:name="style-5">
      <style:graphic-properties draw:fill="solid" draw:fill-color="#ffffff" draw:opacity="100.0%" draw:opacity-name="gradient-3" draw:stroke="none"/>
    </style:style>
    <style:style style:family="graphic" style:name="style-6">
      <style:graphic-properties draw:fill="solid" draw:fill-color="#ffffff" draw:opacity="100.0%" draw:opacity-name="gradient-4" draw:stroke="none"/>
    </style:style>
  </office:automatic-styles>
  <office:body>
    <office:drawing>
      <draw:page draw:master-page-name="Default" draw:name="page1" draw:style-name="DP1">
        <draw:g draw:id="svg9553">
          <draw:g draw:id="layer1">
            <draw:g draw:id="Play">
              <draw:path svg:d="M 1280.2955 639.0802 C 1280.2856 990.73865 995.6818 1276.3135 643.43 1278.1165 C 291.1787 1279.9196 3.65616 997.2733 0.03446627 645.6335 C -3.5872276 293.99362 278.05362 5.5053854 630.26715 0.07769064 C 982.4818 -5.350004 1272.9077 274.32266 1280.1599 625.90656 z M 1280.2955 1278.1671 z" svg:height="12.781671mm" draw:style-name="style-2" svg:viewBox="0.0 0.0 1280.2957 1278.1671" svg:width="12.802957mm" svg:x="0.2645667mm" svg:y="0.26440006mm"/>
              <draw:g draw:id="g9474">
                <draw:path svg:d="M 0.0 0.0 L 0.0 685.87646 L 590.451 345.5576 L 0.0 0.0 z" svg:height="6.8587646mm" draw:style-name="style-3" svg:viewBox="0.0 0.0 590.451 685.87646" svg:width="5.9045095mm" svg:x="4.4100666mm" svg:y="3.4734952mm"/>
                <draw:path svg:d="M 0.0 0.0 L 0.0 685.8768 L 590.4521 345.5576 L 0.0 0.0 z" svg:height="6.8587675mm" draw:style-name="style-4" svg:viewBox="0.0 0.0 590.4521 685.8768" svg:width="5.9045205mm" svg:x="4.0931516mm" svg:y="3.1571264mm"/>
              </draw:g>
              <draw:path svg:d="M 861.9809 332.18552 C 861.9809 515.64655 669.0196 664.37103 430.991 664.37103 C 192.96127 664.37103 0.0 515.64655 0.0 332.18552 C 0.0 148.72452 192.96127 0.0 430.991 0.0 C 669.0196 0.0 861.9809 148.72452 861.9809 332.18552 z" svg:height="6.64371mm" draw:style-name="style-5" svg:viewBox="0.0 0.0 861.9809 664.37103" svg:width="8.619809mm" svg:x="2.356138mm" svg:y="0.7391367mm"/>
              <draw:path svg:d="M 9.094947E-13 425.36404 C 127.30199 708.0892 456.1031 844.55255 748.49634 730.4627 C 1040.7303 616.4355 1189.7106 293.84048 1091.5505 0.0 C 1012.24097 198.7556 853.5949 365.28394 638.39685 449.25235 C 422.98975 533.3027 193.4143 517.9912 9.094947E-13 425.36404 z" svg:height="7.707536mm" draw:style-name="style-6" svg:viewBox="0.0 0.0 1121.6605 770.75366" svg:width="11.216605mm" svg:x="1.336019mm" svg:y="4.9809155mm"/>
            </draw:g>
          </draw:g>
        </draw:g>
      </draw:page>
    </office:drawing>
  </office:body>
</office:document-content>
</file>

<file path=styles.xml><?xml version="1.0" encoding="utf-8"?>
<office:document-styles xmlns:fo="urn:oasis:names:tc:opendocument:xmlns:xsl-fo-compatible:1.0" xmlns:draw="urn:oasis:names:tc:opendocument:xmlns:drawing:1.0" xmlns:style="urn:oasis:names:tc:opendocument:xmlns:style:1.0" xmlns:office="urn:oasis:names:tc:opendocument:xmlns:office:1.0">
  <office:styles>
    <draw:gradient draw:angle="1800" draw:border="-4.874264%" draw:display-name="gradient-1" draw:end-color="#264826" draw:name="gradient-1" draw:start-color="#286a27" draw:style="linear"/>
    <draw:gradient draw:angle="0" draw:border="34.99276%" draw:cx="49.998695%" draw:cy="64.35352%" draw:display-name="gradient-2" draw:end-color="#8fe68c" draw:name="gradient-2" draw:start-color="#29902b" draw:style="ellipsoid"/>
    <draw:opacity draw:angle="0" draw:border="0.0%" draw:display-name="gradient-3" draw:end="0.0%" draw:name="gradient-3" draw:start="100.0%" draw:style="linear"/>
    <draw:opacity draw:angle="1950" draw:border="13.785844%" draw:display-name="gradient-4" draw:end="0.0%" draw:name="gradient-4" draw:start="100.0%" draw:style="linear"/>
  </office:styles>
  <office:automatic-styles>
    <style:style style:family="drawing-page" style:name="DP1">
      <style:drawing-page-properties draw:background-size="border" draw:fill="none"/>
    </style:style>
    <style:page-layout style:name="PM1">
      <style:page-layout-properties fo:margin-bottom="0cm" fo:margin-left="0cm" fo:margin-right="0cm" fo:margin-top="0cm" fo:page-height="13.3104mm" fo:page-width="13.332117mm" style:print-orientation="portrait"/>
    </style:page-layout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draw:style-name="DP1" style:name="Default" style:page-layout-name="PM1"/>
  </office:master-styles>
</office:document-styles>
</file>